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9eb" officeooo:paragraph-rsid="0007b9eb"/>
    </style:style>
    <style:style style:name="P2" style:family="paragraph" style:parent-style-name="Standard">
      <style:text-properties fo:font-weight="bold" officeooo:rsid="0007b9eb" officeooo:paragraph-rsid="0007b9eb" style:font-weight-asian="bold" style:font-weight-complex="bold"/>
    </style:style>
    <style:style style:name="P3" style:family="paragraph" style:parent-style-name="Standard">
      <style:text-properties fo:font-weight="bold" officeooo:rsid="0007cb42" officeooo:paragraph-rsid="0007cb42" style:font-weight-asian="bold" style:font-weight-complex="bold"/>
    </style:style>
    <style:style style:name="P4" style:family="paragraph" style:parent-style-name="Standard">
      <style:text-properties fo:font-weight="bold" officeooo:rsid="000bd275" officeooo:paragraph-rsid="000bd275" style:font-weight-asian="bold" style:font-weight-complex="bold"/>
    </style:style>
    <style:style style:name="P5" style:family="paragraph" style:parent-style-name="Standard">
      <style:text-properties fo:font-weight="bold" officeooo:rsid="000c834c" officeooo:paragraph-rsid="000c834c" style:font-weight-asian="bold" style:font-weight-complex="bold"/>
    </style:style>
    <style:style style:name="P6" style:family="paragraph" style:parent-style-name="Standard">
      <style:text-properties fo:font-weight="bold" officeooo:rsid="000f3042" officeooo:paragraph-rsid="000f3042" style:font-weight-asian="bold" style:font-weight-complex="bold"/>
    </style:style>
    <style:style style:name="P7" style:family="paragraph" style:parent-style-name="Standard">
      <style:text-properties fo:font-weight="normal" officeooo:rsid="0007b9eb" officeooo:paragraph-rsid="0007b9eb" style:font-weight-asian="normal" style:font-weight-complex="normal"/>
    </style:style>
    <style:style style:name="P8" style:family="paragraph" style:parent-style-name="Standard">
      <style:text-properties fo:font-weight="normal" officeooo:rsid="0007cb42" officeooo:paragraph-rsid="0007cb42" style:font-weight-asian="normal" style:font-weight-complex="normal"/>
    </style:style>
    <style:style style:name="P9" style:family="paragraph" style:parent-style-name="Standard">
      <style:text-properties fo:font-weight="normal" officeooo:rsid="00097fe0" officeooo:paragraph-rsid="0007cb42" style:font-weight-asian="normal" style:font-weight-complex="normal"/>
    </style:style>
    <style:style style:name="P10" style:family="paragraph" style:parent-style-name="Standard">
      <style:text-properties fo:font-weight="normal" officeooo:rsid="00097fe0" officeooo:paragraph-rsid="00097fe0" style:font-weight-asian="normal" style:font-weight-complex="normal"/>
    </style:style>
    <style:style style:name="P11" style:family="paragraph" style:parent-style-name="Standard">
      <style:text-properties fo:font-weight="normal" officeooo:rsid="000bd275" officeooo:paragraph-rsid="000bd275" style:font-weight-asian="normal" style:font-weight-complex="normal"/>
    </style:style>
    <style:style style:name="P12" style:family="paragraph" style:parent-style-name="Standard">
      <style:text-properties fo:font-weight="normal" officeooo:rsid="000c834c" officeooo:paragraph-rsid="000c834c" style:font-weight-asian="normal" style:font-weight-complex="normal"/>
    </style:style>
    <style:style style:name="P13" style:family="paragraph" style:parent-style-name="Standard">
      <style:text-properties fo:font-weight="normal" officeooo:rsid="000f3042" officeooo:paragraph-rsid="000f3042" style:font-weight-asian="normal" style:font-weight-complex="normal"/>
    </style:style>
    <style:style style:name="P14" style:family="paragraph" style:parent-style-name="Standard">
      <style:text-properties fo:font-weight="normal" officeooo:rsid="00104e70" officeooo:paragraph-rsid="00104e70" style:font-weight-asian="normal" style:font-weight-complex="normal"/>
    </style:style>
    <style:style style:name="P15" style:family="paragraph" style:parent-style-name="Standard">
      <style:text-properties fo:font-weight="bold" officeooo:rsid="00104b10" officeooo:paragraph-rsid="00104b10" style:font-weight-asian="bold" style:font-weight-complex="bold"/>
    </style:style>
    <style:style style:name="P16" style:family="paragraph" style:parent-style-name="Standard">
      <style:text-properties fo:font-weight="normal" officeooo:rsid="0007cb42" officeooo:paragraph-rsid="0007cb4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3042"/>
    </style:style>
    <style:style style:name="T3" style:family="text">
      <style:text-properties officeooo:rsid="00110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reating local repository and adding files</text:p>
      <text:p text:style-name="P1"/>
      <text:p text:style-name="P2">A. Setup configuration details of Github user:</text:p>
      <text:p text:style-name="P1"/>
      <text:p text:style-name="P1">git config <text:s/>--global user.name “JophielV”</text:p>
      <text:p text:style-name="P1">git config <text:s/>--global user.email “<text:a xlink:type="simple" xlink:href="mailto:jophielvillanueva@gmail.com">jophielvillanueva@gmail.com</text:a>”</text:p>
      <text:p text:style-name="P1"/>
      <text:p text:style-name="P2">B. Creating a Local Repository</text:p>
      <text:p text:style-name="P1"/>
      <text:p text:style-name="P1">git init Mytest</text:p>
      <text:p text:style-name="P1">result: local repository created in /home/ecc/Mytest/.git</text:p>
      <text:p text:style-name="P1"/>
      <text:p text:style-name="P1">gedit README</text:p>
      <text:p text:style-name="P1"/>
      <text:p text:style-name="P2">C. Creating a readme.txt &amp; sample.c for the repository</text:p>
      <text:p text:style-name="P2"/>
      <text:p text:style-name="P7">cd Myttest</text:p>
      <text:p text:style-name="P7">gedit README</text:p>
      <text:p text:style-name="P7">gedit sample.c</text:p>
      <text:p text:style-name="P7"/>
      <text:p text:style-name="P2">D. add the files to the git repository</text:p>
      <text:p text:style-name="P7"/>
      <text:p text:style-name="P7">git add README</text:p>
      <text:p text:style-name="P7">git add sample.c</text:p>
      <text:p text:style-name="P7"/>
      <text:p text:style-name="P3">E. Commit the changes</text:p>
      <text:p text:style-name="P3"/>
      <text:p text:style-name="P8">git commit -m “first commit”</text:p>
      <text:p text:style-name="P8"/>
      <text:p text:style-name="P3">F. Create repository on github</text:p>
      <text:p text:style-name="P3"/>
      <text:p text:style-name="P8">Create repository on github the same as the one you created on your local repository.</text:p>
      <text:p text:style-name="P8"/>
      <text:p text:style-name="P3">G. Connect from local repository to your Github profile</text:p>
      <text:p text:style-name="P3"/>
      <text:p text:style-name="P8">git remote add origin <text:a xlink:type="simple" xlink:href="https://github.com/JophielV/Mytest.git">https://github.com/JophielV/Mytest.git</text:a></text:p>
      <text:p text:style-name="P8"/>
      <text:p text:style-name="P3">H. Push files in local repository to Github repository</text:p>
      <text:p text:style-name="P3"/>
      <text:p text:style-name="P8">git push origin mast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4"><text:soft-page-break/>Creating branches <text:span text:style-name="T2">&amp; Merging with the Main Branch</text:span></text:p>
      <text:p text:style-name="P4"/>
      <text:p text:style-name="P4">A. Create branch</text:p>
      <text:p text:style-name="P11">git branch clean_up</text:p>
      <text:p text:style-name="P11"/>
      <text:p text:style-name="P4">B. Change to another branch</text:p>
      <text:p text:style-name="P11">git checkout clean_up</text:p>
      <text:p text:style-name="P11"/>
      <text:p text:style-name="P6">C. Do operations within the branch</text:p>
      <text:p text:style-name="P13">gedit....</text:p>
      <text:p text:style-name="P6"/>
      <text:p text:style-name="P6">D. git add the added files</text:p>
      <text:p text:style-name="P13">git add hello2.txt</text:p>
      <text:p text:style-name="P13"/>
      <text:p text:style-name="P6">E. Commit </text:p>
      <text:p text:style-name="P13">git commit -m “added hello2”</text:p>
      <text:p text:style-name="P11"/>
      <text:p text:style-name="P5">C. Merge the branch with the master branch</text:p>
      <text:p text:style-name="P12">git metge clean_up</text:p>
      <text:p text:style-name="P12"/>
      <text:p text:style-name="P5">D. Remove the branch<text:line-break/><text:span text:style-name="T1">git branch -d clean_up</text:span></text:p>
      <text:p text:style-name="P11"/>
      <text:p text:style-name="P5">E. Push back</text:p>
      <text:p text:style-name="P12">git pus<text:span text:style-name="T2">h origin</text:span></text:p>
      <text:p text:style-name="P13">git push origin &lt;branch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Git Commands:</text:p>
      <text:p text:style-name="P11"/>
      <text:p text:style-name="P11">git log</text:p>
      <text:p text:style-name="P11">git status – <text:span text:style-name="T3">shows you how git sees your working tree, which is the current view of the repository.</text:span></text:p>
      <text:p text:style-name="P11">git diff HEAD – for differentiation from local and central</text:p>
      <text:p text:style-name="P11">git diff –staged sees what files were added</text:p>
      <text:p text:style-name="P10"/>
      <text:p text:style-name="P10">Resources:</text:p>
      <text:p text:style-name="P10"/>
      <text:p text:style-name="P10"><text:a xlink:type="simple" xlink:href="https://www.howtoforge.com/tutorial/install-git-and-github-on-ubuntu-14.04/">https://www.howtoforge.com/tutorial/install-git-and-github-on-ubuntu-14.04/</text:a></text:p>
      <text:p text:style-name="P10"><text:a xlink:type="simple" xlink:href="https://github.com/Kunena/Kunena-Forum/wiki/Create-a-new-branch-with-git-and-manage-branches">https://github.com/Kunena/Kunena-Forum/wiki/Create-a-new-branch-with-git-and-manage-branches</text:a></text:p>
      <text:p text:style-name="P14"><text:a xlink:type="simple" xlink:href="https://try.github.io/levels/1/challenges/21">https://try.github.io/levels/1/challenges/21</text:a><text:line-break/>https://www.atlassian.com/git/tutorials/comparing-workflows/forking-workflow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25:05.363809663</meta:creation-date>
    <dc:date>2016-09-09T10:51:31.153120901</dc:date>
    <meta:editing-duration>PT2H9M9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3" meta:paragraph-count="49" meta:word-count="244" meta:character-count="1745" meta:non-whitespace-character-count="1547"/>
  </office:meta>
</office:document-meta>
</file>